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4.685cm" fo:break-before="auto" style:use-optimal-row-height="true"/>
    </style:style>
    <style:style style:name="ro3" style:family="table-row">
      <style:table-row-properties style:row-height="2.342cm" fo:break-before="auto" style:use-optimal-row-height="true"/>
    </style:style>
    <style:style style:name="ro4" style:family="table-row">
      <style:table-row-properties style:row-height="2.395cm" fo:break-before="auto" style:use-optimal-row-height="true"/>
    </style:style>
    <style:style style:name="ro5" style:family="table-row">
      <style:table-row-properties style:row-height="5.581cm" fo:break-before="auto" style:use-optimal-row-height="true"/>
    </style:style>
    <style:style style:name="ro6" style:family="table-row">
      <style:table-row-properties style:row-height="0.877cm" fo:break-before="auto" style:use-optimal-row-height="true"/>
    </style:style>
    <style:style style:name="ro7" style:family="table-row">
      <style:table-row-properties style:row-height="3.106cm" fo:break-before="auto" style:use-optimal-row-height="true"/>
    </style:style>
    <style:style style:name="ro8" style:family="table-row">
      <style:table-row-properties style:row-height="4.001cm" fo:break-before="auto" style:use-optimal-row-height="true"/>
    </style:style>
    <style:style style:name="ro9" style:family="table-row">
      <style:table-row-properties style:row-height="7.687cm" fo:break-before="auto" style:use-optimal-row-height="true"/>
    </style:style>
    <style:style style:name="ro10" style:family="table-row">
      <style:table-row-properties style:row-height="1.579cm" fo:break-before="auto" style:use-optimal-row-height="true"/>
    </style:style>
    <style:style style:name="ro11" style:family="table-row">
      <style:table-row-properties style:row-height="3.21cm" fo:break-before="auto" style:use-optimal-row-height="true"/>
    </style:style>
    <style:style style:name="ro12" style:family="table-row">
      <style:table-row-properties style:row-height="2.422cm" fo:break-before="auto" style:use-optimal-row-height="true"/>
    </style:style>
    <style:style style:name="ro13" style:family="table-row">
      <style:table-row-properties style:row-height="3.87cm" fo:break-before="auto" style:use-optimal-row-height="true"/>
    </style:style>
    <style:style style:name="ro14" style:family="table-row">
      <style:table-row-properties style:row-height="4.632cm" fo:break-before="auto" style:use-optimal-row-height="true"/>
    </style:style>
    <style:style style:name="ro15" style:family="table-row">
      <style:table-row-properties style:row-height="4.658cm" fo:break-before="auto" style:use-optimal-row-height="true"/>
    </style:style>
    <style:style style:name="ro16" style:family="table-row">
      <style:table-row-properties style:row-height="5.502cm" fo:break-before="auto" style:use-optimal-row-height="true"/>
    </style:style>
    <style:style style:name="ro17" style:family="table-row">
      <style:table-row-properties style:row-height="3.184cm" fo:break-before="auto" style:use-optimal-row-height="true"/>
    </style:style>
    <style:style style:name="ro18" style:family="table-row">
      <style:table-row-properties style:row-height="1.632cm" fo:break-before="auto" style:use-optimal-row-height="true"/>
    </style:style>
    <style:style style:name="ro19" style:family="table-row">
      <style:table-row-properties style:row-height="4.24cm" fo:break-before="auto" style:use-optimal-row-height="false"/>
    </style:style>
    <style:style style:name="ro20" style:family="table-row">
      <style:table-row-properties style:row-height="3.844cm" fo:break-before="auto" style:use-optimal-row-height="true"/>
    </style:style>
    <style:style style:name="ro21" style:family="table-row">
      <style:table-row-properties style:row-height="6.265cm" fo:break-before="auto" style:use-optimal-row-height="true"/>
    </style:style>
    <style:style style:name="ro22" style:family="table-row">
      <style:table-row-properties style:row-height="5.396cm" fo:break-before="auto" style:use-optimal-row-height="true"/>
    </style:style>
    <style:style style:name="ro23" style:family="table-row">
      <style:table-row-properties style:row-height="3.948cm" fo:break-before="auto" style:use-optimal-row-height="true"/>
    </style:style>
    <style:style style:name="ro24" style:family="table-row">
      <style:table-row-properties style:row-height="3.217cm" fo:break-before="auto" style:use-optimal-row-height="false"/>
    </style:style>
    <style:style style:name="ro25" style:family="table-row">
      <style:table-row-properties style:row-height="3.133cm" fo:break-before="auto" style:use-optimal-row-height="true"/>
    </style:style>
    <style:style style:name="ro26" style:family="table-row">
      <style:table-row-properties style:row-height="3.134cm" fo:break-before="auto" style:use-optimal-row-height="false"/>
    </style:style>
    <style:style style:name="ro27" style:family="table-row">
      <style:table-row-properties style:row-height="0.961cm" fo:break-before="auto" style:use-optimal-row-height="true"/>
    </style:style>
    <style:style style:name="ro28" style:family="table-row">
      <style:table-row-properties style:row-height="3.246cm" fo:break-before="auto" style:use-optimal-row-height="false"/>
    </style:style>
    <style:style style:name="ro29" style:family="table-row">
      <style:table-row-properties style:row-height="2.762cm" fo:break-before="auto" style:use-optimal-row-height="false"/>
    </style:style>
    <style:style style:name="ro30" style:family="table-row">
      <style:table-row-properties style:row-height="6.493cm" fo:break-before="auto" style:use-optimal-row-height="false"/>
    </style:style>
    <style:style style:name="ro31" style:family="table-row">
      <style:table-row-properties style:row-height="0.792cm" fo:break-before="auto" style:use-optimal-row-height="true"/>
    </style:style>
    <style:style style:name="ro32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9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10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2" style:family="table-cell" style:parent-style-name="Default" style:data-style-name="N111">
      <style:text-properties fo:font-size="14pt" style:font-size-asian="14pt" style:font-size-complex="14pt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unga" fo:font-size="22pt" fo:language="en" fo:country="US" style:font-name-asian="Arial" style:font-size-asian="22pt" style:language-asian="en" style:country-asian="US" style:font-name-complex="Tunga" style:font-size-complex="22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0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T1" style:family="text"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10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2-27T09:55:16.24">
            <text:p>0227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Sobota, dwudziesty szósty luta. / [1] Księ : (1) Wiek, 24.9. (2) Wschód, 02:48. [2] Gwiazdy : (1) Gwiazd. &lt;1&gt; Długość, około 85. &lt;2&gt; Wysokość, około 20. Trochę niższy niż Adara. &lt;3&gt; Nazwa, Denebola. (Beta w gwiazdozbiorze Lwa / Chiński : 五帝座一 łuu-dji-zuło-ji / Koreański : 데네볼라 de-ne-bol-la / arabski : ذيل الأسد dejl-l-asad-i, `ogon lwa`) &lt;4&gt; Obserwowana jasność, 2.13. </text:p>
          </table:table-cell>
          <table:covered-table-cell table:number-columns-repeated="2" table:style-name="ce8"/>
          <table:table-cell table:style-name="ce19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">
            <text:p>2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Tylko Kuro. &lt;1&gt; Najpierw na działce tuż pod schodami, które łączą się ze szkołą. (2) Mike. Nie przyszła. &lt;1&gt; Poszedłem do zachodniej działki. Nie był tam.</text:p>
          </table:table-cell>
          <table:covered-table-cell table:number-columns-repeated="2" table:style-name="ce8"/>
          <table:table-cell table:style-name="ce19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">
            <text:p>3</text:p>
          </table:table-cell>
          <table:table-cell table:style-name="ce5" table:formula="of:=[.B3]+1" office:value-type="float" office:value="3">
            <text:p>3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토요일. &lt;1&gt; 경칩까지 열하나 일. (2) 역사 &lt;1&gt; 일본 `2-26 사건`(1936). &lt;2&gt; 크룹스카야 탄생 (1869) &lt;3&gt; 산디니스타, 니카라과 선거에서 패배 (1990).</text:p>
          </table:table-cell>
          <table:covered-table-cell table:number-columns-repeated="2" table:style-name="ce8"/>
          <table:table-cell table:style-name="ce19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4">
            <text:p>4</text:p>
          </table:table-cell>
          <table:table-cell table:style-name="ce5" table:formula="of:=[.B4]+1" office:value-type="float" office:value="4">
            <text:p>4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들새 : (1) 멧새 (일본어 : メジロ 매지로 / 중국어 : 三道眉草鹀 --mei2-wu2) &lt;1&gt; 참새목(passeriformes), 멧새과 (emberizidae), 멧새속 (emberiza), 멧새 (e. cioides). &lt;2&gt; 텃새. &lt;3&gt; 꼬리길이, 7-8 센티미터.</text:p>
            <text:p>[2] 나무, 풀 : (1) 살갈퀴 (일본어 : ヤハズノエンドウ 야하즈노 엔도우 : `야하즈 (화살의 일부분의 일본어 명칭)`완두、カラスノエンドウ 가라스노 엔도우 : 까마귀의 완두). &lt;1&gt; 콩목 (fabales, マメ目), 콩과 (fabaceae, マメ科), 나비나물속 (vicia, ソラマメ属), 살갈퀴 (v. sativa, オオヤハズエンドウ)</text:p>
          </table:table-cell>
          <table:covered-table-cell table:number-columns-repeated="2" table:style-name="ce8"/>
          <table:table-cell table:style-name="ce20" office:value-type="string">
            <text:p><text:a xlink:href="https://ko.wikipedia.org/wiki/멧새">https://ko.wikipedia.org/wiki/멧새</text:a> </text:p>
            <text:p><text:a xlink:href="https://www.hana300.com/aazasso.html#k1">https://www.hana300.com/aazasso.html#k1</text:a> </text:p>
            <text:p><text:a xlink:href="https://ja.wikipedia.org/wiki/ヤハズエンドウ">https://ja.wikipedia.org/wiki/ヤハズエンドウ</text:a> 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">
            <text:p>5</text:p>
          </table:table-cell>
          <table:table-cell table:style-name="ce5" table:formula="of:=[.B5]+1" office:value-type="float" office:value="5">
            <text:p>5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작곡. `대갑 소리` 를 사용한 하나. 녹화했다.</text:p>
          </table:table-cell>
          <table:covered-table-cell table:number-columns-repeated="2" table:style-name="ce8"/>
          <table:table-cell table:style-name="ce19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6">
            <text:p>6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office:value-type="string" table:number-columns-spanned="3" table:number-rows-spanned="1">
            <text:p>(1) тело : (а) ко'жа[pibu.k голо'вы. это очень зуди'т[galyeobda. &lt;б&gt; когда я чешу' ко'жу[sko`re_ головы, пе'рхоть[l`upiez@;bideum.k выходит. очень.</text:p>
          </table:table-cell>
          <table:covered-table-cell table:number-columns-repeated="2" table:style-name="ce8"/>
          <table:table-cell table:style-name="ce19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7">
            <text:p>7</text:p>
          </table:table-cell>
          <table:table-cell table:style-name="ce5" table:formula="of:=[.B7]+1" office:value-type="float" office:value="7">
            <text:p>7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office:value-type="string" table:number-columns-spanned="3" table:number-rows-spanned="1">
            <text:p>يتطلب سبب عسكري أن... / الأشخاص الذين يم إجلاؤهم</text:p>
            <text:p>yatat^alabu[wymaga / sabab[powo`d / Askariyu[wojskowy / an[aby / al-ashxaas[ludzie / -l-ladziyna[ktorzy / yam-idhlaw-hom[sa_-ewakuowani</text:p>
            <text:p>n: shall be transferred back </text:p>
          </table:table-cell>
          <table:covered-table-cell table:number-columns-repeated="2" table:style-name="ce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8">
            <text:p>8</text:p>
          </table:table-cell>
          <table:table-cell table:style-name="ce5" table:formula="of:=[.B8]+1" office:value-type="float" office:value="8">
            <text:p>8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3" office:value-type="string" table:number-columns-spanned="3" table:number-rows-spanned="1">
            <text:p>明斯克协议。（1）时期。9月5日，2014年。（2）签约方。1，乌克兰 (总统：波罗申科，6月7日就任)。2，俄罗斯。3，顿涅茨克[dun4nie4ci2ke4人民共和国 (俄语 ： донецкая народная республика, НР)。4，卢甘斯克[lu2gan1 НР (луганская) （3）协议内容：（a）保证(俄语：обеспечить－－文件中的措辞，英语：provide)双边立即停火。</text:p>
          </table:table-cell>
          <table:covered-table-cell table:number-columns-repeated="2" table:style-name="ce8"/>
          <table:table-cell table:style-name="ce19" office:value-type="string">
            <text:p><text:a xlink:href="https://ja.wikipedia.org/wiki/ミンスク議定書">https://ja.wikipedia.org/wiki/ミンスク議定書</text:a> </text:p>
            <text:p><text:a xlink:href="https://www.osce.org/files/f/documents/a/a/123258.pdf">https://www.osce.org/files/f/documents/a/a/123258.pdf</text:a> 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">
            <text:p>9</text:p>
          </table:table-cell>
          <table:table-cell table:style-name="ce5" table:formula="of:=[.B9]+1" office:value-type="float" office:value="9">
            <text:p>9</text:p>
          </table:table-cell>
          <table:table-cell table:style-name="ce7" office:value-type="date" office:date-value="2022-02-28T11:09:46.28">
            <text:p>0228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Niedziele, dwudziesty siódmy luta. / [1] Księ : (1) 25.9, 03:51. [2] Gwiazdy : (1) Stok[slope.e obok restauracji Jonathan-u. Miejsce, gdie wspinasz[climb.e się w pełni, tam, zatrzymałem[stop.e się, spojrzałem[look.e na północ, poszukałem[search.e gwiazdy północnej. &lt;2&gt; Nie mogłem widzieć gwiazdy. &lt;3&gt; W rzeczywistości, nie widziałem żadnej gwiazdy w tym obszarze[area nieba.</text:p>
            <text:p>[3] Wiedza : (1) Syriusz. &lt;1&gt; Na nocnym niebie, najjaśniejsza gwiazda. &lt;2&gt; Znaczenie słowa `Syriusz`-a, to jest `płonąca` po starożytnej Grece. &lt;3&gt; Po arabsku, to jest `الشعرى اليمانية` (al-sha`ara al-yamaaniya, jemeński poetycki).</text:p>
          </table:table-cell>
          <table:covered-table-cell table:number-columns-repeated="2" table:style-name="ce8"/>
          <table:table-cell table:style-name="ce21" office:value-type="string">
            <text:p><text:a xlink:href="https://ko.wikipedia.org/wiki/시리우스">https://ko.wikipedia.org/wiki/시리우스</text:a></text:p>
            <text:p><text:a xlink:href="https://ar.wikipedia.org/wiki/الشعرى_اليمانية#الشعرى_اليمانية_أ">https://ar.wikipedia.org/wiki/الشعرى_اليمانية#الشعرى_اليمانية_أ</text:a> 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0">
            <text:p>10</text:p>
          </table:table-cell>
          <table:table-cell table:style-name="ce5" table:formula="of:=[.B10]+1" office:value-type="float" office:value="10">
            <text:p>10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Najpierw, tylko Kuro. Już na ziemię. (2) Po podaniu jedzenie pastywym, Mike przychodzi.</text:p>
          </table:table-cell>
          <table:covered-table-cell table:number-columns-repeated="2" table:style-name="ce8"/>
          <table:table-cell table:style-name="ce21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1">
            <text:p>11</text:p>
          </table:table-cell>
          <table:table-cell table:style-name="ce5" table:formula="of:=[.B11]+1" office:value-type="float" office:value="11">
            <text:p>11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일요일. / 경칩까지 나머지 열 일. / [1] 역사 : (1) 강화도 조약 (그리거리오력:1876, 조일수호조규) 서명. &lt;1&gt; 전 12관. &lt;2&gt; 전문에 보이는 이 조규의 목표. -1- `좋은 관계의 회복` (2) 폴리사리오 전선, 독립을 선언. &lt;1&gt; 이 전선은 사회주의 인터내셔널의 `관찰자` 이다. (3) 미국과 중국인민공화국, 공동으로 `상하이 코뮈니케` 를 발표 (1972) .</text:p>
          </table:table-cell>
          <table:covered-table-cell table:number-columns-repeated="2" table:style-name="ce8"/>
          <table:table-cell table:style-name="ce22" office:value-type="string">
            <text:p><text:a xlink:href="https://ko.wikisource.org/wiki/조일수호조규">https://ko.wikisource.org/wiki/조일수호조규</text:a></text:p>
            <text:p><text:a xlink:href="https://ko.wikipedia.org/wiki/상하이_코뮈니케">https://ko.wikipedia.org/wiki/상하이_코뮈니케</text:a></text:p>
            <text:p><text:a xlink:href="https://duckduckgo.com/?t=ffsb&amp;q=Shanghai+Communiqué&amp;ia=web">https://duckduckgo.com/?t=ffsb&amp;q=Shanghai+Communiqu%C3%A9&amp;ia=web</text:a><text:a xlink:href="http://www.sinomania.com/CHINANEWS/shanghai_communique_30th_anniversary.htm">http://www.sinomania.com/CHINANEWS/shanghai_communique_30th_anniversary.htm</text:a></text:p>
          </table:table-cell>
          <table:table-cell table:style-name="ce24" office:value-type="string">
            <text:p><text:a xlink:href="https://ko.wikisource.org/wiki/상하이_코뮈니케">https://ko.wikisource.org/wiki/상하이_코뮈니케</text:a></text:p>
            <text:p><text:a xlink:href="https://zh.wikipedia.org/zh-cn/波利萨里奥阵线">https://zh.wikipedia.org/zh-cn/波利萨里奥阵线</text:a></text:p>
          </table:table-cell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오목눈이 (인본어 : エナガ 에나가 / 중국어 : 银喉长尾山雀 yin2hou2-wei3-que4) &lt;1&gt; 텃새. &lt;2&gt; 참새목 passeriformes, 오목눈이과 aegithalidae, 오목눈이속 aegithalos, 오목눈이 A. Caudatus &lt;3&gt; 검은 긴 꼬리. &lt;4&gt; 몸무게, 6~8 그램.</text:p>
          </table:table-cell>
          <table:covered-table-cell table:number-columns-repeated="2" table:style-name="ce8"/>
          <table:table-cell table:style-name="ce21" office:value-type="string">
            <text:p><text:a xlink:href="https://smallzoo.net/tori_zukan">https://smallzoo.net/tori_zukan</text:a>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3">
            <text:p>13</text:p>
          </table:table-cell>
          <table:table-cell table:style-name="ce5" table:formula="of:=[.B13]+1" office:value-type="float" office:value="2">
            <text:p>2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소리를 흔들어. &lt;1&gt; 손까락을 옆 구멍상에서 작게 움직인다. &lt;2&gt; 그러자, 소리가 흔들린다. &lt;3&gt; 이 흔들림이 마음에 너무 좋게 울린다. &lt;4&gt; 마음을 느낌 좋게 마사지 해조고 있는 것 처럼.</text:p>
          </table:table-cell>
          <table:covered-table-cell table:number-columns-repeated="2" table:style-name="ce8"/>
          <table:table-cell table:style-name="ce21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01T09:05:24.35">
            <text:p>0301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Poniedziałek, dwudziesty dziewiąty luta. / [1] Księ : (1) 26.9. 4:45 [2] Przypływ, największy : <text:s text:c="2"/>04:32, 15:06. [3] Gwiazdy : (1) Syriusz : &lt;1&gt; Według jasności wizualnej, na nocnym niebie, te gwiazd jest drugą najjaśniejszą gwiadą. &lt;2&gt; W celach informacyjnych, jasność Słońca, to jest -26.73. jasność Syriusza, to jest -1.44.</text:p>
          </table:table-cell>
          <table:covered-table-cell table:number-columns-repeated="2" table:style-name="ce8"/>
          <table:table-cell table:style-name="ce21" office:value-type="string">
            <text:p><text:a xlink:href="https://ko.wikipedia.org/wiki/시리우스">https://ko.wikipedia.org/wiki/시리우스</text:a> 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2">
            <text:p>2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Kuro, na ziemię. (2) Wkrótce, Mike przychodziła. (3) Obaj, toczenie, masaż. &lt;1&gt; Kuro zastraszała Mike-u.</text:p>
          </table:table-cell>
          <table:covered-table-cell table:number-columns-repeated="2" table:style-name="ce8"/>
          <table:table-cell table:style-name="ce21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3">
            <text:p>3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월요일. [1] (1) 경칩까지 나머지 아홉 일. (2) 칠십이후(七十二候) : 霞始靆 (일본어 발음 : かしたい / 의미 : 안개가 흘리기 시작한다.). 제 다섯 일. [2] 역사 : (1) 사이타강 사건 (일본어 : 財田川事件). &lt;1&gt; 일본 가가와현 사이타 마을. &lt;2&gt; 원죄 (일본어 : 冤罪) 사건. &lt;3&gt; 회생자. 다니구치 시게요시 (谷口 繁義). &lt;4&gt; 원죄 협력자. 후루하타 다네모터 (古畑 種基).</text:p>
          </table:table-cell>
          <table:covered-table-cell table:number-columns-repeated="2" table:style-name="ce8"/>
          <table:table-cell table:style-name="ce21" office:value-type="string">
            <text:p><text:a xlink:href="https://kotobank.jp/word/靆(漢字)-2788782">https://kotobank.jp/word/靆(漢字)-2788782</text:a></text:p>
            <text:p><text:a xlink:href="https://ja.wikipedia.org/wiki/財田川事件">https://ja.wikipedia.org/wiki/財田川事件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4">
            <text:p>4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새 : (1) 황로 (黄鷺 / 일본어 : アマサギ 飴鷺 / 중국어 : 牛背鹭 --lu4, 니우-베이-루). &lt;1&gt; 사다새 목 (pelecaniformes, ペリカン目), 왜가리 과 (ardeidae, サギ科), 황로 속 (bubulcus, アマサギ属), 황로 (b. ibis, アマサギ)</text:p>
          </table:table-cell>
          <table:covered-table-cell table:number-columns-repeated="2" table:style-name="ce8"/>
          <table:table-cell table:style-name="ce19" office:value-type="string">
            <text:p><text:a xlink:href="https://www.jalan.net/news/article/529631/#07">https://www.jalan.net/news/article/529631/#07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8">
            <text:p>18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하지 않았다. 귀집 시간, 약 6시 50분, 밤.</text:p>
          </table:table-cell>
          <table:covered-table-cell table:number-columns-repeated="2" table:style-name="ce8"/>
          <table:table-cell table:style-name="ce19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9">
            <text:p>19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1" office:value-type="string">
            <text:p>s-1</text:p>
          </table:table-cell>
          <table:table-cell table:style-name="ce13" office:value-type="string" table:number-columns-spanned="3" table:number-rows-spanned="1">
            <text:p>[1] Ciudad de Kawasaki (2022, febrero) : (1) Población : Uno millon quinientos treinta y seite mil (1,537,000). &lt;1&gt; En comparacion con la cifra de enero, disminucion de seiscientas y una personas (601). &lt;2&gt; En porcentaje, 0.3 per mil. O, 3 personas per diez mil. &lt;3&gt; excepto Distrito de Miyamae, otro seis distritos, en ellas, cambios sociales de poblacion, todos, fueron en negativo.</text:p>
          </table:table-cell>
          <table:covered-table-cell table:number-columns-repeated="2" table:style-name="ce8"/>
          <table:table-cell table:style-name="ce19" office:value-type="string">
            <text:p>https://www.pref.kanagawa.jp/docs/x6z/tc30/jinko/jimkotosetai.html C:\WORKS_2\WS\WS_Others.JVEMV6\JVEMV6\37_miscs\9_prog_lang\data\jinkotosetai_r4_2_copy.ods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20">
            <text:p>2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2T10:30:55.06">
            <text:p>0302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Wtorek, pierwszy marca. [1] Historia : (1) Jedny statek rybacki Japoński, nazywany `Daj-Go-Fukuriu-Maru` (Japoński : 第五福竜丸), został się narażonym na promieniowanie na atolu Bikini. &lt;1&gt; Stany Zjednoczone przeprowadził tą eksplozję. &lt;2&gt; Kubojama Ajkici, członek tego statku, odpowiedzialny za łączność radiową, on zmarł pół roku później. &lt;3&gt; Przyczyna jego śmierci, to był dysfunkcją wątroby.</text:p>
          </table:table-cell>
          <table:covered-table-cell table:number-columns-repeated="2" table:style-name="ce8"/>
          <table:table-cell table:style-name="ce23" office:value-type="string">
            <text:p><text:a xlink:href="https://ja.wikipedia.org/wiki/第五福竜丸">https://ja.wikipedia.org/wiki/第五福竜丸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Obaj najpierw na zachodnim działce. (2) Obaj nie zeszli. (3) Kuro, kiedy przychodziła do miejsca jedzenia, <text:s/>nie wybrała drogi przechodząc przez ścianę. &lt;1&gt; Zamiast, wybrała drogi przechodząc przez ogrodzenie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22">
            <text:p>22</text:p>
          </table:table-cell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화요일. 경칩까지 나머지 일곱 일. / (1) 칠십이후 : 인본어, 草木萌動. 서모쿠-버도. 의미는, 초목 (草木) 이 싹트기 시작한다. 첫째 날. [1] 역사 : (1) 3/1. 3・1 운동. &lt;1&gt; 서울시 (당시, 경성부 京城府) 탑골공원 (塔骨公園. 당시의 호칭 : 탑동공원? 塔洞公園). 이 곳에서 민족대표인들이 독립선언을 낭독했다. &lt;2&gt; 별명, 기미운동. (그 년의 간지[干支]는 기미, 乙未). &lt;3&gt; 2월 8일엔 일본 동경서 조선인유학생들이 독립선언서를 발표.</text:p>
            <text:p/>
          </table:table-cell>
          <table:covered-table-cell table:number-columns-repeated="2" table:style-name="ce8"/>
          <table:table-cell table:style-name="ce23" office:value-type="string">
            <text:p><text:a xlink:href="https://ja.wikipedia.org/wiki/七十二候">https://ja.wikipedia.org/wiki/七十二候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야채 : (1) 아시타바. (일본어 : アシタバ / 중국어 : 明日叶 밍-리-예). &lt;1&gt; 미나리목 apiales 伞形目 セリ目, 미나리과 apiaceae 伞形科 セリ科, 당귀속 angelica 当归属 シシウド属 . &lt;2&gt; 원산지, 인본 하치조섬 (八丈島)(wiki:zh-cn)</text:p>
          </table:table-cell>
          <table:covered-table-cell table:number-columns-repeated="2" table:style-name="ce8"/>
          <table:table-cell table:style-name="ce23" office:value-type="string">
            <text:p><text:a xlink:href="https://k52.org/syokuzai/vegetable/13">https://k52.org/syokuzai/vegetable/13</text:a></text:p>
            <text:p><text:a xlink:href="https://zh.wikipedia.org/zh-cn/明日叶">https://zh.wikipedia.org/zh-cn/明日叶</text:a></text:p>
            <text:p><text:a xlink:href="https://ja.wikipedia.org/wiki/アシタバ">https://ja.wikipedia.org/wiki/アシタバ</text:a>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/>
          <table:table-cell table:number-columns-repeated="1010"/>
        </table:table-row>
        <table:table-row table:style-name="ro18">
          <table:table-cell table:style-name="ce2" table:formula="of:=ROW()-1" office:value-type="float" office:value="24">
            <text:p>24</text:p>
          </table:table-cell>
          <table:table-cell table:style-name="ce5" table:formula="of:=[.B24]+1" office:value-type="float" office:value="0">
            <text:p>エラー:509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`대갑 소리` 예쁘게 나왔다. <text:s/>&lt;1&gt; 그렇게는, 힘을 넣지 않아도 소리가 크게 나왔다. 피리 본체가 완전히 진동하고있다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25">
            <text:p>2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s-1</text:p>
          </table:table-cell>
          <table:table-cell table:style-name="ce13" office:value-type="string" table:number-columns-spanned="3" table:number-rows-spanned="1">
            <text:p>(1) Poblacion de la Prefectura de Kanagawa. &lt;1&gt; Municipios. Veinticinco (25) municipios en Kanagawa. &lt;2&gt; De ellos, en ocho municipios, los cambios sociales de poblacion fueron en negativo en Reiwa tercer año. &lt;3&gt; En todos municipios, durante el mismo año calendario, los cambios naturales de poblacion fueron en negativo.</text:p>
          </table:table-cell>
          <table:covered-table-cell table:number-columns-repeated="2" table:style-name="ce8"/>
          <table:table-cell table:style-name="ce23" office:value-type="string">
            <text:p><text:a xlink:href="https://www.pref.kanagawa.jp/docs/x6z/tc30/jinko/jinkotokei.html">https://www.pref.kanagawa.jp/docs/x6z/tc30/jinko/jinkotokei.html</text:a></text:p>
            <text:p><text:span text:style-name="T1">C:\WORKS_2\WS\WS_Others.JVEMV6\JVEMV6\37_miscs\9_prog_lang\data\jinkotosetai_r4_2_copy.ods copy_2</text:span>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26">
            <text:p>2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3T09:23:40.25">
            <text:p>0303</text:p>
          </table:table-cell>
          <table:table-cell table:style-name="ce11" office:value-type="string">
            <text:p>p-1</text:p>
          </table:table-cell>
          <table:table-cell table:style-name="ce14" office:value-type="string" table:number-columns-spanned="3" table:number-rows-spanned="1">
            <text:p>środek, drugi marca, 2022 (przez kalendarz Gregoriański), woda-tygrys 壬寅 (, przez Ganzi 干支, Chiński tradycyjny kalendarz; wymowa Chińska, ren2yin2; wymowa Koreańska, 임인, ji-min; Japońska, じんいん, zin-jin, albo, みずのえとら, mizu-no-e-tora). trzydzieści dziewiąty roku. / [2] Księ : (1) 28.9, 06:09. [3] Gwiazdy : (1) Algol : &lt;1&gt; Długość, około 295. &lt;2&gt; Niż Kapella, więcej na zachód. Kapella, to jest północ-zachód. &lt;3&gt; Jasność, 2.12 – 3.39.</text:p>
          </table:table-cell>
          <table:covered-table-cell table:number-columns-repeated="2" table:style-name="ce8"/>
          <table:table-cell table:style-name="ce23" office:value-type="string">
            <text:p><text:a xlink:href="https://ja.wikipedia.org/wiki/アルゴル">https://ja.wikipedia.org/wiki/アルゴル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Najpierw Kuro. Już na ziemię. &lt;1&gt; Toczenie. (2) Poszedłem na zachodnią. Mike przychodziła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수요일. &lt;1&gt; 절기 : 경칩 까지, 나머지 여섯 일. &lt;2&gt; 칠십이후 : 草木萌動, 둘째 날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역사 : (1) 3/2. 미국 서해안 지역을 `군사 지역` 으로 지정. &lt;1&gt; 행정명령 9066호를 근거로. (2) 제3 세이토크 마루 (일본어 : 清徳丸) 공격사건</text:p>
          </table:table-cell>
          <table:covered-table-cell table:number-columns-repeated="2" table:style-name="ce8"/>
          <table:table-cell table:style-name="ce23" office:value-type="string">
            <text:p><text:a xlink:href="https://ja.wikipedia.org/wiki/第三清徳丸襲撃事件#cite_note-1">https://ja.wikipedia.org/wiki/第三清徳丸襲撃事件#cite_note-1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0">
            <text:p>30</text:p>
          </table:table-cell>
          <table:table-cell table:style-name="ce5" table:formula="of:=[.B30]+1" office:value-type="float" office:value="0">
            <text:p>エラー:509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연습. &lt;1&gt; 연습에 위해 아주 짧은 노래를 작곡했다. &lt;2&gt; 둘삼 개의 음표 뿐을 사용. (2) 발견. &lt;1&gt; 대갑 소리, 제3 구멍. &lt;2&gt; 현재 불고있는 소리는, 혹시, 말하자면, `대대갑 소리` 있을 수도 모른다. &lt;3&gt; 즉, 넛 째의 음역(音域)이도 모른다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31">
            <text:p>3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Piątek, czwarty marca. / [1] Gwiazdy : (1) Księ : &lt;1&gt; Wiek, 1.1. (2) Planety w Uklładzie słonecznym : &lt;1&gt; O szóstej rano, od zachodu na wschód, Wenus i Mars na tej samej długości. &lt;2&gt; A potem, Saturn. &lt;3&gt; Tuż za nim, Merkury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2">
            <text:p>3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Kuro na ziemię. (2) Po chwili, po zacząć masaż, od tyłu usłyszłem głos. To Mike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2">
            <text:p>2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금요일. / 철기 : 경칩 까지, 나머지 넷 일. 3/4는 초목맹동(草木萌動), 둘째 날.</text:p>
          </table:table-cell>
          <table:covered-table-cell table:number-columns-repeated="2" table:style-name="ce8"/>
          <table:table-cell table:style-name="ce23" office:value-type="string">
            <text:p><text:a xlink:href="https://www.ltool.net/chinese-simplified-and-traditional-characters-japanese-kanji-to-hangul-converter-in-japanese.php">https://www.ltool.net/chinese-simplified-and-traditional-characters-japanese-kanji-to-hangul-converter-in-japanese.php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3">
            <text:p>3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역사 : (1) 일본 북해도. 도카치 지방 난바다에서 지진 (서력 1952, 임진 壬辰. 일본어 : みずのえたつ. 스물아홉 (29) 째의 간지). &lt;1&gt; 지진 규모는 M8.2. &lt;2&gt; 사망자. 28명. (2) 일본에서 선거제도관련법 넷 개가 성립 (서력 1994. 간지 : 갑술 甲戌. 일본어, きのえいぬ. 열하나 째의 간지 )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4">
            <text:p>4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작곡. 종이에 썼다. (2) 발견 : 이전부터 알아차리고 있었지만. &lt;1&gt; 대갑 소리를 분 후, 갑 소리를 불려고 하면, 입이 대갑 소리용 모습을 만든다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6">
            <text:p>36</text:p>
          </table:table-cell>
          <table:table-cell table:style-name="ce5" table:formula="of:=[.B36]+1" office:value-type="float" office:value="5">
            <text:p>5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office:value-type="string" table:number-columns-spanned="3" table:number-rows-spanned="1">
            <text:p>частное[private управление[kontrola.pl арендные[rental.e дома. Канто столи'чный[metropolitan окру'г[obszar.pl / Цифра 2018 года. недеревя'нный[bi-namu.ko, 5,039 японских иен за татами.</text:p>
          </table:table-cell>
          <table:covered-table-cell table:number-columns-repeated="2" table:style-name="ce8"/>
          <table:table-cell table:style-name="ce19" office:value-type="string">
            <text:p><text:span text:style-name="T1"><text:a xlink:href="https://www.mlit.go.jp/statistics/details/t-jutaku-2_tk_000002.html">https://www.mlit.go.jp/statistics/details/t-jutaku-2_tk_000002.html</text:a></text:span></text:p>
            <text:p><text:span text:style-name="T1">C:\WORKS_2\shortcuts_docs\log-session_JVE_41_economics_12_watching.log</text:span>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37">
            <text:p>3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6T10:14:42.31">
            <text:p>0306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Sobota, piąty marca. [1] Księ : Wiek, 2.4. [2] Planety : (1) 3/6, o szóstej rano. &lt;1&gt; Wenus i Mars. Saturn. Tuż za nim, Merkury. &lt;2&gt; Po rozpiętości około dwudziestu stopni długości geograficznej, Jowisz i za nim, Neptun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Od początku, obaj. &lt;1&gt; Za wystającym ogrodzeniem. (2) Mike. Lewe oko. Wewnętrzny kąt oczny. Tam, katar[rheum.e. wytarłam[wiped.e to papierem tkanki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토요일. 경칩 까지 나머지 셋 일. 3/5는 초목맹동 셋째 날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역사 : (1) 하와이 국왕 카라카우이 일본으로 온다. (서력 1881. 간지 : 신사 辛巳. 일본어, かのとみ 가노터미. 제 열여덟 째의 간지. / 일본 연호, 明治１４ / 이슬람력. 1298, ربيع الثاني‎ rabi'-al-thaaniy). (2) 죽음. &lt;1&gt; 스탈린 (서력 1953). &lt;2&gt; 야마머터 센지 (일본인, 山本宣治. 서력 1929). &lt;3&gt; 차베스. 베네수엘라 정치인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1">
            <text:p>41</text:p>
          </table:table-cell>
          <table:table-cell table:style-name="ce5" table:formula="of:=[.B41]+1" office:value-type="float" office:value="0">
            <text:p>エラー:509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연습. `八木節` (일본어. 야기-부시)</text:p>
          </table:table-cell>
          <table:covered-table-cell table:number-columns-repeated="2" table:style-name="ce8"/>
          <table:table-cell table:style-name="ce23"/>
          <table:table-cell table:style-name="Default" office:value-type="string">
            <text:p>diary_20220208_122422[kakusaiR2].ods</text:p>
          </table:table-cell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2">
            <text:p>4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7T09:27:44.660001">
            <text:p>0307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Niedziele, szósty marca. / [1] Księ : (1) Wiek. 3.4. [2] Gwiazdy : (1) Zwrócone w stronę Syriusza, po prawej stronie którego. Widzę gwiazdę. &lt;1&gt; To jest Mirzamem. Jedna gwiazd z konstelacji Wielkiego Psa. &lt;2&gt; Obserwowana jasność, to jest 1,98. &lt;3&gt; W chińskiej astrologii, stacja księżycowa, to jest Studnia (井 jing3). &lt;b&gt; Konstelacja, to jest Ziun-si (軍市 jun1shi4, rynek wojskowy). &lt;c&gt; Numer seryjny, to jest 1 (chiński charakter, `一`). &lt;d&gt; Zatem, w sumie, Mirzam jest wyznaczony jak `軍市一`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(2) Skierowane na południe, po lewej stronie Deneboli, na odległość, która jest około równa dwa razy większy od odległości między Betelgezą i Rigelem. &lt;1&gt; Tam, inne ciało niebieskie. &lt;2&gt; Jasność tego, to jest, mniej więcej samo jak Denebola. &lt;3&gt; Wysokość tego, lekko wyższy niż Denebola. &lt;4&gt; Prawdopodobne, ta gwiazda jest Betą w konstelacji Warkocza Bereniki (po łacińsku, Comae Benenices). Albo, z mniejszym prawdopodobieństwem, Alfą. &lt;5&gt; Jak dla Bety, jasność tej, to jest 4,25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4">
            <text:p>44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1" office:value-type="string">
            <text:p>p-3</text:p>
          </table:table-cell>
          <table:table-cell table:style-name="ce13" office:value-type="string" table:number-columns-spanned="3" table:number-rows-spanned="1">
            <text:p>Koty : (1) Obaj na ścianie. Nie zeszli. (2) Lewe oko Mike-a. Wewnętrzy kąt. &lt;1&gt; Ma katar, jeszcze. &lt;2&gt; Trzymam ją w ramionach, znowu wytarłam kąt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45">
            <text:p>45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일요일. 경칩 까지 둘 날. 3/6는 초목맹동 제 넷 날. (2) 지식 : &lt;1&gt; `우수 (한자 : 雨水)` 이라는 명칭의 유래. &lt;2&gt; `우수` 이전의 시기엔, 눈 (雪) 과 얼음 (氷). &lt;3&gt; 눈이 `우`가 되서, 얼음이 `수`가 된다. &lt;4&gt; 그래서, `우수`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역사 : (1) 드레드 스콧 대 샌드퍼드 (Dred Scott v. Sandford) 사건. 이 사건에 대해 연방 대법원이 판결을 내렸다. 스콧은 흑인 원고 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47">
            <text:p>47</text:p>
          </table:table-cell>
          <table:table-cell table:style-name="ce5" table:formula="of:=[.B47]+1" office:value-type="float" office:value="0">
            <text:p>エラー:509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작곡. 종이에 쓴다. (2) 영화 `鬼滅の刃 (기매츠-너-야이바)` 의 주제곡의 멜로디. 불지 않았다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48">
            <text:p>4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8T10:55:12.38">
            <text:p>0308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Poniedziałek, siódmy marca. / Rok Wody-Tygrysa według chińskiej Ery Kalendarzowej (壬寅 ren2yin2). trzydzieści dziewiąty rok. / [1] Księ : (1) Wiek, 4,4. [2] Gwiazdy : (1) Syriusz. &lt;1&gt; Po arabsku, الشعرى اليمانية (al-shaAra al-yamaaniya), znaczając `Poezja Jemeńska` &lt;2&gt; Po chińsku, 天狼星 (tian1lang2xing1), znaczenie tego, `Niebiański Wilk`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49">
            <text:p>4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(2) Podczas czasu masowania, Kuro atakuje Mike'a raz. &lt;1&gt; Przytulam ją w ramiona, powiedziałem jej, `nie możesz!`. &lt;2&gt; Kuro gryzie mój palec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2">
            <text:p>2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월요일. 경칩 까지 나머지 하루 만. / 이슬람력 : 1443 년. 샤아반 월 (شعبان). 여덟 째의 월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3">
            <text:p>3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잡초 : (1) 큰개불알풀. (또, 봄까치 꽃.) &lt;1&gt; 가을에 싹을 낸다. &lt;2&gt; 겨울에 자란다. &lt;3&gt; 봄의 끝에 시든다.</text:p>
          </table:table-cell>
          <table:covered-table-cell table:number-columns-repeated="2" table:style-name="ce8"/>
          <table:table-cell table:style-name="ce23" office:value-type="string">
            <text:p><text:a xlink:href="https://ja.wikipedia.org/wiki/オオイヌノフグリ">https://ja.wikipedia.org/wiki/オオイヌノフグリ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52">
            <text:p>52</text:p>
          </table:table-cell>
          <table:table-cell table:style-name="ce5" table:formula="of:=[.B52]+1" office:value-type="float" office:value="4">
            <text:p>4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작곡, 연주. (2) `대갑 소리` 의 불기 연습. &lt;1&gt; 안정적으로 소리를 내려고 하고있다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3">
            <text:p>53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9T09:05:31.97">
            <text:p>0309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wtorek, ósmy marca (muzuł. Szabań شعبان)，rok 2022 (kalendarz Gre.). 1443 (kalendarz muzułmański). / [1] Księ : Wiek : 5,4. [2] Gwiazdy : (1) Procjon (Nazwa chińska : 南河三). &lt;1&gt; Jedny z zimowego trójkąta. &lt;2&gt; Obserwowana wielkość : 0,37 (Wielkość absolutna : 2,68). &lt;3&gt; Gwiazdozbiór : Mały Pies. &lt;4&gt; Stacja Księżycowa : Stacja Dzin <text:s/>(井宿). &lt;5&gt; Konstelacja : rzeka południowa(南河). &lt;6&gt; Odległość : około 11.5 roku świetlnego. &lt;7&gt; Przesunięcie : . (Sprawdzenie : Syriusz. -0.000018. λ_observe &lt; λ_emitted / Betelgeza : <text:s/><text:tab/>0.000073)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Na zachodnim działce. (2) Lewe oko Mike'a. &lt;1&gt; Nie widziałem katal (rheum)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화요일. 경칩. 다음 절기는 춘분 (21일). 경칩은 셋 째의 절기 (전체로 24 개). / [1] 역사 : (1) 일본군. 임팔 전투 시작 (1944). 5 월 31 일. 사터 거어터크 (佐藤 幸徳) 사단장 (師団長) 철수 지시. (2) 러시아 : 2 월 혁명. (3) 시리아 : 바트당에 위한 쿠데타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잡초 : (1) 살갈퀴 (일본 : カラスノエンドウ). &lt;1&gt; 가을에 발아[発芽. &lt;2&gt; 줄기[茎에서 머리카각. &lt;3&gt; 단면[断面의 형상 : 주상 (柱状). &lt;4&gt; 화기 (花期) : 3-6 월. &lt;5&gt; 원산지 : 중동, 지중해.</text:p>
          </table:table-cell>
          <table:covered-table-cell table:number-columns-repeated="2" table:style-name="ce8"/>
          <table:table-cell table:style-name="ce23" office:value-type="string">
            <text:p>https://duckduckgo.com/?q=雑草+春&amp;ia=web https://lovegreen.net/flower/p205629/ https://ja.wikipedia.org/wiki/ヤハズエンドウ 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57">
            <text:p>57</text:p>
          </table:table-cell>
          <table:table-cell table:style-name="ce5" table:formula="of:=[.B57]+1" office:value-type="float" office:value="0">
            <text:p>エラー:509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대체로, 작곡. &lt;1&gt; 둘 개의 곡들. &lt;2&gt; 하나는, 굳이 명명하려고 하면, <text:s/>`전상(天上)의 곡`. &lt;3&gt; 다른 곡은 `지상의 곡`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58">
            <text:p>5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office:value-type="string" table:number-columns-spanned="3" table:number-rows-spanned="1">
            <text:p>يجب نقلها العودة إلى منازلهم / الأعمال العدائية في المنطقة. / توقفت الأعمال العدائية.</text:p>
            <text:p>yadhibu[musie_ / naql-haa[rusz-to;move-it.e / al-Awdatu[back / manaazil-i-him[swoje-domy / al-Amaalu[dzial`ania / al-Adaa'iya-tu[wrogos`c`;hostility.e / fi-l-mintaqa-ti[w-regionie / tawaqafat[ceased.e</text:p>
            <text:p>n: <text:s/>The Occupying Power undertaking </text:p>
          </table:table-cell>
          <table:covered-table-cell table:number-columns-repeated="2" table:style-name="ce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9">
            <text:p>59</text:p>
          </table:table-cell>
          <table:table-cell table:style-name="ce5" table:formula="of:=[.B59]+1" office:value-type="float" office:value="2">
            <text:p>2</text:p>
          </table:table-cell>
          <table:table-cell table:style-name="ce7"/>
          <table:table-cell table:style-name="ce11" office:value-type="string">
            <text:p>s-1</text:p>
          </table:table-cell>
          <table:table-cell table:style-name="ce13" office:value-type="string" table:number-columns-spanned="3" table:number-rows-spanned="1">
            <text:p>La poblacion de japon. A partir del año 2022, primero de febrero. &lt;1&gt; Las edades de cero a cuatro. Poblacion es quatro millones trescientos cincuenta mil (4,350,000).</text:p>
          </table:table-cell>
          <table:covered-table-cell table:number-columns-repeated="2" table:style-name="ce8"/>
          <table:table-cell table:style-name="ce23" office:value-type="string">
            <text:p>“C:\WORKS_2\WS\WS_Others.JVEMV6\JVEMV6\37_miscs\9_prog_lang\data\年齢（各歳），男女別人口－総人口，日本人人口(2020年10月1日現在) .ods”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0">
            <text:p>60</text:p>
          </table:table-cell>
          <table:table-cell table:style-name="ce5" table:formula="of:=B#REF!+1" office:value-type="float" office:value="0">
            <text:p>#NAME?</text:p>
          </table:table-cell>
          <table:table-cell table:style-name="ce7" office:value-type="date" office:date-value="2022-03-10T09:37:43.72">
            <text:p>0310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środa, dziewiąty marca (arabski : <text:s/>الأربعاء, التاسع شعبان. al-arbiAAu, al-taasiAU <text:s/>شعبان، اليوم الخامس.) [1] Księ : (1) Wiek : 6,4. [2] Gwiazdy : (1) Przesunięcie : &lt;1&gt; Aldebaran : +1,81xE-4. &lt;2&gt; Betelgeza : +0,73xE-4. &lt;3&gt; Syriusz : -0,18xE-4 &lt;4&gt; Rigel : +0,59xE-4 &lt;5&gt; Kapella : +0,97xE-4 (2) Odległość : &lt;1&gt; Syriusz : 8,6 lat świetlnych. &lt;2&gt; Betelgeza : 548.+90-49 lś. &lt;3&gt; Aldebaran : 67±1. &lt;4&gt; Rigel : 860±80. &lt;5&gt; Kapella : 42,8±0.3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#NAME?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Obaj na ścianie. (2) Zeszli. &lt;1&gt; Masaż. Kuro, Toczenie się. &lt;2&gt; Mike, też, zrobiła często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#NAME?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수요일. 경칩 첫날. / 첫후 (初候) : 일본. 칩충계호 (蟄虫啓戸) / 중국. 桃始華 (다어-시-화) / [1] 역사 : (1) 메이고(일본어 : 明号) 작전. &lt;1&gt; 프랑스령 인도차이나에서 일본군이 프랑스군을 공격. (1945) <text:s/>(2) 아미스타드 반란과 재판. 3월9일, 미국 연방 대법원이 다음을 인정. &lt;1&gt; 셍베 피에 () 와 다른 흑인들은 자유. 노예가 아니다. &lt;2&gt; 반란은 전년 1839, 7월2일 시작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#NAME?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잡초 : (1) 냉이. &lt;1&gt; 일본 : ナズナ 나즈나 / 중국 : 荠菜 ji4cai4, 지-차이. &lt;2&gt; 두해살이풀. &lt;3&gt; 일본 `봄의 일곱 풀` 중 하나. &lt;4&gt; 학술 : 배추과. (중국 : 十字花科 / 일본 : アブラナ科). &lt;5&gt; 일본에서는 별명 `ペンペン草`. `ペンペン` (펜펜) 는 의음어. 일본의 전통악기 `三味線` (발음 : 샤미센) 를 연주할 때 사용하는 주구(奏具). 냉이의 열매의 형상이 이 주구에 닮아 있다. &lt;b&gt; `ペンペン` 는 이 주구로 샤미센 현을 튀길[弾く 때 나오는 소리를 의음하는 어구[語句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#NAME?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연습과 작곡. (2) 연습 : &lt;1&gt; 하나 이상 떨어지고 있는 구멍끼리. 번갈아 분다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65">
            <text:p>65</text:p>
          </table:table-cell>
          <table:table-cell table:style-name="ce5" table:formula="of:=[.B65]+1" office:value-type="float" office:value="0">
            <text:p>#NAME?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office:value-type="string" table:number-columns-spanned="3" table:number-rows-spanned="1">
            <text:p>анато'мия плеча'. / глядя[patrza_c.pl с пере'дней части тела. / (2) лопа'тка. верхняя[go`rna часть, внешняя[zewne_trzna сторона, там, есть выступа'ющая[wystaja_ca часть. (3) Название, это Корако'идный отро'сток[突起</text:p>
          </table:table-cell>
          <table:covered-table-cell table:number-columns-repeated="2" table:style-name="ce8"/>
          <table:table-cell table:style-name="ce23" office:value-type="string">
            <text:p><text:a xlink:href="https://duckduckgo.com/?q=肩+解剖+筋肉+&amp;iax=images&amp;ia=images">https://duckduckgo.com/?q=肩+解剖+筋肉+&amp;iax=images&amp;ia=images</text:a></text:p>
            <text:p><text:a xlink:href="https://katalab.net/shoulder-injuries-mecanism">https://katalab.net/shoulder-injuries-mecanism</text:a> “右肩を前から 1]” <text:a xlink:href="https://hearts-bridge-jp.com/2019/05/29/shoulder-3/">https://hearts-bridge-jp.com/2019/05/29/shoulder-3/</text:a> 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6">
            <text:p>66</text:p>
          </table:table-cell>
          <table:table-cell table:style-name="ce5" table:formula="of:=[.B#REF!]+1" office:value-type="float" office:value="0">
            <text:p>#REF!</text:p>
          </table:table-cell>
          <table:table-cell table:style-name="ce7" office:value-type="date" office:date-value="2022-03-12T11:05:17.88">
            <text:p>0312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7">
            <text:p>6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2">
            <text:p>2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9">
            <text:p>69</text:p>
          </table:table-cell>
          <table:table-cell table:style-name="ce5" table:formula="of:=[.B69]+1" office:value-type="float" office:value="3">
            <text:p>3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0">
            <text:p>70</text:p>
          </table:table-cell>
          <table:table-cell table:style-name="ce5" table:formula="of:=[.B70]+1" office:value-type="float" office:value="4">
            <text:p>4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5">
            <text:p>5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6">
            <text:p>6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3">
            <text:p>73</text:p>
          </table:table-cell>
          <table:table-cell table:style-name="ce5" table:formula="of:=[.B73]+1" office:value-type="float" office:value="7">
            <text:p>7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4">
            <text:p>74</text:p>
          </table:table-cell>
          <table:table-cell table:style-name="ce5" office:value-type="float" office:value="1">
            <text:p>1</text:p>
          </table:table-cell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2">
            <text:p>2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3">
            <text:p>3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4">
            <text:p>4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5">
            <text:p>5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6">
            <text:p>6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0">
            <text:p>8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1">
            <text:p>81</text:p>
          </table:table-cell>
          <table:table-cell table:style-name="ce5" table:formula="of:=[.B81]+1" office:value-type="float" office:value="2">
            <text:p>2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4">
            <text:p>84</text:p>
          </table:table-cell>
          <table:table-cell table:style-name="ce5" table:formula="of:=[.B84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6">
            <text:p>86</text:p>
          </table:table-cell>
          <table:table-cell table:style-name="ce5" table:formula="of:=[.B86]+1" office:value-type="float" office:value="7">
            <text:p>7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7">
            <text:p>8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92">
            <text:p>9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93">
            <text:p>93</text:p>
          </table:table-cell>
          <table:table-cell table:style-name="ce5" table:formula="of:=[.B93]+1" office:value-type="float" office:value="0">
            <text:p>エラー:509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4">
            <text:p>9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7">
            <text:p>7</text:p>
          </table:table-cell>
          <table:table-cell table:style-name="ce7"/>
          <table:table-cell table:style-name="ce11"/>
          <table:table-cell table:style-name="ce16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1">
            <text:p>10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4">
            <text:p>104</text:p>
          </table:table-cell>
          <table:table-cell table:style-name="ce5" table:formula="of:=[.B104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 office:value-type="string">
            <text:p>##:20220221_102836</text:p>
          </table:table-cell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107">
            <text:p>107</text:p>
          </table:table-cell>
          <table:table-cell table:style-name="ce5" table:formula="of:=[.B107]+1" office:value-type="float" office:value="7">
            <text:p>7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8">
            <text:p>8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9">
            <text:p>10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0">
            <text:p>110</text:p>
          </table:table-cell>
          <table:table-cell table:style-name="ce5" table:formula="of:=[.B110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1">
            <text:p>111</text:p>
          </table:table-cell>
          <table:table-cell table:style-name="ce5" table:formula="of:=[.B111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2">
            <text:p>112</text:p>
          </table:table-cell>
          <table:table-cell table:style-name="ce5" table:formula="of:=[.B112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3">
            <text:p>113</text:p>
          </table:table-cell>
          <table:table-cell table:style-name="ce5" table:formula="of:=[.B113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6">
            <text:p>6</text:p>
          </table:table-cell>
          <table:table-cell table:style-name="ce7"/>
          <table:table-cell table:style-name="ce11"/>
          <table:table-cell table:style-name="ce17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5">
            <text:p>11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7">
            <text:p>117</text:p>
          </table:table-cell>
          <table:table-cell table:style-name="ce5" table:formula="of:=[.B117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8">
            <text:p>118</text:p>
          </table:table-cell>
          <table:table-cell table:style-name="ce5" table:formula="of:=[.B118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0">
            <text:p>12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2">
            <text:p>122</text:p>
          </table:table-cell>
          <table:table-cell table:style-name="ce5" table:formula="of:=[.B122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6">
            <text:p>12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7">
            <text:p>127</text:p>
          </table:table-cell>
          <table:table-cell table:style-name="ce5" table:formula="of:=[.B127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8">
            <text:p>128</text:p>
          </table:table-cell>
          <table:table-cell table:style-name="ce5" table:formula="of:=[.B128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9">
            <text:p>129</text:p>
          </table:table-cell>
          <table:table-cell table:style-name="ce5" table:formula="of:=[.B129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0">
            <text:p>130</text:p>
          </table:table-cell>
          <table:table-cell table:style-name="ce5" table:formula="of:=[.B130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1">
            <text:p>131</text:p>
          </table:table-cell>
          <table:table-cell table:style-name="ce5" table:formula="of:=[.B131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2">
            <text:p>132</text:p>
          </table:table-cell>
          <table:table-cell table:style-name="ce5" table:formula="of:=[.B132]+1" office:value-type="float" office:value="7">
            <text:p>7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3">
            <text:p>133</text:p>
          </table:table-cell>
          <table:table-cell table:style-name="ce5" table:formula="of:=[.B133]+1" office:value-type="float" office:value="8">
            <text:p>8</text:p>
          </table:table-cell>
          <table:table-cell table:style-name="ce7"/>
          <table:table-cell table:style-name="ce11"/>
          <table:table-cell table:style-name="ce17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1">
          <table:table-cell table:number-columns-repeated="2" office:value-type="string">
            <text:p>*</text:p>
          </table:table-cell>
          <table:table-cell table:style-name="ce7"/>
          <table:table-cell table:style-name="ce11"/>
          <table:table-cell table:style-name="ce18" table:number-columns-spanned="3" table:number-rows-spanned="1"/>
          <table:covered-table-cell table:number-columns-repeated="2" table:style-name="ce8"/>
          <table:table-cell office:value-type="string">
            <text:p>*</text:p>
          </table:table-cell>
          <table:table-cell table:style-name="ce12" table:formula="of:=NOW()" office:value-type="date" office:date-value="2022-03-12T11:05:24.14">
            <text:p>0312 <text:s/>1105</text:p>
          </table:table-cell>
          <table:table-cell table:style-name="ce12" table:formula="of:=NOW()" office:value-type="date" office:date-value="2022-03-12T11:05:24.14">
            <text:p>0312 <text:s/>1105</text:p>
          </table:table-cell>
          <table:table-cell table:number-columns-repeated="2" table:style-name="ce12" office:value-type="string">
            <text:p>*</text:p>
          </table:table-cell>
          <table:table-cell table:style-name="ce12" table:formula="of:=NOW()" office:value-type="date" office:date-value="2022-03-12T11:05:24.14">
            <text:p>0312 <text:s/>1105</text:p>
          </table:table-cell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1">
          <table:table-cell table:number-columns-repeated="3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 table:number-columns-repeated="3"/>
          <table:table-cell table:style-name="ce12" table:formula="of:=NOW()" office:value-type="date" office:date-value="2022-03-12T11:05:24.14">
            <text:p>0312 <text:s/>1105</text:p>
          </table:table-cell>
          <table:table-cell table:style-name="ce12" table:formula="of:=NOW()" office:value-type="date" office:date-value="2022-03-12T11:05:24.14">
            <text:p>0312 <text:s/>1105</text:p>
          </table:table-cell>
          <table:table-cell table:style-name="ce8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12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9"/>
          <table:table-cell table:number-columns-repeated="6"/>
          <table:table-cell table:style-name="ce28"/>
          <table:table-cell table:number-columns-repeated="1011"/>
        </table:table-row>
        <table:table-row table:style-name="ro32">
          <table:table-cell table:number-columns-repeated="2"/>
          <table:table-cell table:style-name="ce8" office:value-type="string" table:number-columns-spanned="4" table:number-rows-spanned="1">
            <text:p>diary_20220131_122412_R97Y.ods</text:p>
          </table:table-cell>
          <table:covered-table-cell table:number-columns-repeated="3" table:style-name="ce9"/>
          <table:table-cell table:number-columns-repeated="6"/>
          <table:table-cell table:style-name="ce12"/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9"/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spanned="4" table:number-rows-spanned="1"/>
          <table:covered-table-cell table:number-columns-repeated="3" table:style-name="ce9"/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spanned="4" table:number-rows-spanned="1"/>
          <table:covered-table-cell table:number-columns-repeated="3" table:style-name="ce9"/>
          <table:table-cell table:number-columns-repeated="6"/>
          <table:table-cell table:style-name="ce28"/>
          <table:table-cell table:number-columns-repeated="1011"/>
        </table:table-row>
        <table:table-row table:style-name="ro1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1" table:number-rows-repeated="104836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2">2022/03/12</text:date>, <text:time>11:05:2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3-12T11:05:22.41</dc:date>
    <dc:creator>iwabuchi ken</dc:creator>
    <meta:editing-duration>P15DT2H32M29S</meta:editing-duration>
    <meta:editing-cycles>2091</meta:editing-cycles>
    <meta:generator>OpenOffice/4.1.3$Win32 OpenOffice.org_project/413m1$Build-9783</meta:generator>
    <meta:document-statistic meta:table-count="1" meta:cell-count="663" meta:object-count="0"/>
  </office:meta>
</office:document-meta>
</file>